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ave you ever used open-source hardware products?</text:p>
          </table:table-cell>
          <table:covered-table-cell table:style-name="ce8" office:value-type="string">
            <text:p>Have you ever used open-source hardware products?</text:p>
          </table:covered-table-cell>
          <table:covered-table-cell table:style-name="ce8" office:value-type="string">
            <text:p>Have you ever used open-source hardware products?</text:p>
          </table:covered-table-cell>
          <table:covered-table-cell table:style-name="ce8" office:value-type="string">
            <text:p>Have you ever used open-source hardware products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903">
            <text:p>90.3%</text:p>
          </table:table-cell>
          <table:table-cell table:style-name="ce15" office:value-type="float" office:value="894">
            <text:p>89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097">
            <text:p>9.7%</text:p>
          </table:table-cell>
          <table:table-cell table:style-name="ce15" office:value-type="float" office:value="96">
            <text:p>96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990">
            <text:p>990</text:p>
          </table:covered-table-cell>
          <table:table-cell table:style-name="ce16" office:value-type="float" office:value="990">
            <text:p>990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17">
            <text:p>17</text:p>
          </table:covered-table-cell>
          <table:table-cell table:style-name="ce17" office:value-type="float" office:value="17">
            <text:p>17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57:28</dc:date>
    <dc:creator>Catarina Mota</dc:creator>
    <meta:editing-duration>PT01H15M09S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3.832cm" svg:y="0.18cm" chart:style-name="ch2">
          <text:p>Have you ever used open-source hardware products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903">
                <text:p text:id="'Question 1'.C4:'Question 1'.C5">0.903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097">
                <text:p>0.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